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6.989cm"/>
    </style:style>
    <style:style style:name="co4" style:family="table-column">
      <style:table-column-properties fo:break-before="auto" style:column-width="8.11cm"/>
    </style:style>
    <style:style style:name="co5" style:family="table-column">
      <style:table-column-properties fo:break-before="auto" style:column-width="6.544cm"/>
    </style:style>
    <style:style style:name="co6" style:family="table-column">
      <style:table-column-properties fo:break-before="auto" style:column-width="4.419cm"/>
    </style:style>
    <style:style style:name="co7" style:family="table-column">
      <style:table-column-properties fo:break-before="auto" style:column-width="3.999cm"/>
    </style:style>
    <style:style style:name="co9" style:family="table-column">
      <style:table-column-properties fo:break-before="auto" style:column-width="5.202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1.445cm" fo:break-before="auto" style:use-optimal-row-height="true"/>
    </style:style>
    <style:style style:name="ro3" style:family="table-row">
      <style:table-row-properties style:row-height="0.51cm" fo:break-before="auto" style:use-optimal-row-height="true"/>
    </style:style>
    <style:style style:name="ro4" style:family="table-row">
      <style:table-row-properties style:row-height="1.72cm" fo:break-before="auto" style:use-optimal-row-height="false"/>
    </style:style>
    <style:style style:name="ro5" style:family="table-row">
      <style:table-row-properties style:row-height="2.379cm" fo:break-before="auto" style:use-optimal-row-height="true"/>
    </style:style>
    <style:style style:name="ro6" style:family="table-row">
      <style:table-row-properties style:row-height="1.912cm" fo:break-before="auto" style:use-optimal-row-height="true"/>
    </style:style>
    <style:style style:name="ro7" style:family="table-row">
      <style:table-row-properties style:row-height="0.977cm" fo:break-before="auto" style:use-optimal-row-height="true"/>
    </style:style>
    <style:style style:name="ro8" style:family="table-row">
      <style:table-row-properties style:row-height="1.402cm" fo:break-before="auto" style:use-optimal-row-height="fals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justify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text-position="0% 100%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2" style:family="text">
      <style:text-properties fo:color="#000000" style:font-name="Courier New1" fo:font-size="10pt" style:font-name-asian="Courier New1" style:font-size-asian="10pt" style:font-name-complex="Courier New1" style:font-size-complex="5.69999980926514pt"/>
    </style:style>
    <style:style style:name="T3" style:family="text">
      <style:text-properties fo:color="#000000" style:text-outline="false" style:text-line-through-style="none" style:text-position="0% 100%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4" style:family="text">
      <style:text-properties fo:color="#3f7f5f" style:text-outline="false" style:text-line-through-style="none" style:text-position="0% 100%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4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1017" table:default-cell-style-name="Default"/>
        <table:table-row table:style-name="ro1">
          <table:table-cell office:value-type="string">
            <text:p>PRESENT STATUS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Action (only 2 threads)</text:p>
          </table:table-cell>
          <table:table-cell table:style-name="ce4" office:value-type="string">
            <text:p>SUBSCRIBE</text:p>
          </table:table-cell>
          <table:table-cell table:style-name="ce4" office:value-type="string">
            <text:p>UNSUBSCRIBE – uses <text:span text:style-name="T3">invalidateSubscri</text:span><text:span text:style-name="T3">ption()</text:span></text:p>
          </table:table-cell>
          <table:table-cell table:style-name="ce4" office:value-type="string">
            <text:p>PUBLISH</text:p>
          </table:table-cell>
          <table:table-cell table:style-name="ce4" office:value-type="string">
            <text:p>NOTIFY SUBSCRIBER</text:p>
          </table:table-cell>
          <table:table-cell table:style-name="ce4" office:value-type="string">
            <text:p>SYNCHRONIZE SUBSCRIPTIONS JOB</text:p>
          </table:table-cell>
          <table:table-cell table:style-name="ce4" office:value-type="string">
            <text:p>SYNCHRONIZE PUBLISHERS JOB</text:p>
          </table:table-cell>
          <table:table-cell table:style-name="ce7" table:number-columns-repeated="1017"/>
        </table:table-row>
        <table:table-row table:style-name="ro3">
          <table:table-cell table:style-name="ce2" office:value-type="string">
            <text:p>SUBSCRIBE</text:p>
          </table:table-cell>
          <table:table-cell office:value-type="string">
            <text:p>A) INSERT PUBLISHER/INSERT PUBLISHER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UNSUBSCRIBE – uses <text:span text:style-name="T1">invalidateUnacces</text:span><text:span text:style-name="T1">ibleSubscriptions</text:span><text:span text:style-name="T1">()</text:span>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6" office:value-type="string">
            <text:p>B) INSERT EVENT/UPDATE SUBSCRIPTION </text:p>
          </table:table-cell>
          <table:table-cell table:style-name="ce2" office:value-type="string">
            <text:p>C) UPDATE EVENT/UPDATE SUBSCRIPTION </text:p>
          </table:table-cell>
          <table:table-cell table:style-name="ce5" office:value-type="string">
            <text:p>DELETE SUBSCRIPTION/DELETE SUBSCRIPTION</text:p>
          </table:table-cell>
          <table:table-cell table:style-name="ce5" office:value-type="string">
            <text:p>DELETE SUBSCRIPTION/DELETE PUBLISHER</text:p>
          </table:table-cell>
          <table:table-cell table:number-columns-repeated="1017"/>
        </table:table-row>
        <table:table-row table:style-name="ro5">
          <table:table-cell table:style-name="ce2" office:value-type="string">
            <text:p>PUBLISH</text:p>
          </table:table-cell>
          <table:table-cell table:style-name="ce5" office:value-type="string">
            <text:p>X</text:p>
          </table:table-cell>
          <table:table-cell table:style-name="ce6" office:value-type="string">
            <text:p>B) INSERT EVENT/UPDATE SUBSCRIPTION </text:p>
          </table:table-cell>
          <table:table-cell table:style-name="ce5" office:value-type="string">
            <text:p>G) INSERT EVENT/UPDATE SUBSCRIPTION – publish 2 events for the same subscription – e.g. In the same forum several new messages are created concurrently</text:p>
          </table:table-cell>
          <table:table-cell table:style-name="ce5" office:value-type="string">
            <text:p>D) no more <text:span text:style-name="T4">StaleObjectStateE</text:span><text:span text:style-name="T4">xception</text:span></text:p>
          </table:table-cell>
          <table:table-cell table:style-name="ce2" office:value-type="string">
            <text:p>E) INSERT EVENT/UPDATE SUBSCRIPTION</text:p>
          </table:table-cell>
          <table:table-cell table:style-name="ce5" office:value-type="string">
            <text:p>X</text:p>
          </table:table-cell>
          <table:table-cell table:number-columns-repeated="1017"/>
        </table:table-row>
        <table:table-row table:style-name="ro5">
          <table:table-cell table:style-name="ce2" office:value-type="string">
            <text:p>NOTIFY SUBSCRIBER</text:p>
          </table:table-cell>
          <table:table-cell table:style-name="ce5" office:value-type="string">
            <text:p>X</text:p>
          </table:table-cell>
          <table:table-cell table:style-name="ce2" office:value-type="string">
            <text:p>C) UPDATE EVENT/UPDATE SUBSCRIPTION</text:p>
          </table:table-cell>
          <table:table-cell table:style-name="ce5" office:value-type="string">
            <text:p>D) no more <text:span text:style-name="T4">StaleObjectStateE</text:span><text:span text:style-name="T4">xception</text:span></text:p>
          </table:table-cell>
          <table:table-cell table:style-name="ce5" office:value-type="string">
            <text:p>X</text:p>
          </table:table-cell>
          <table:table-cell table:style-name="ce2" office:value-type="string">
            <text:p>UPDATE EVENT/DELETE SUBSCRIPTION – this shoul not occur concurrently, TODO: chain jobs</text:p>
          </table:table-cell>
          <table:table-cell table:style-name="ce2" office:value-type="string">
            <text:p>UPDATE EVENT/DELETE PUBLISHER</text:p>
          </table:table-cell>
          <table:table-cell table:number-columns-repeated="1017"/>
        </table:table-row>
        <table:table-row table:style-name="ro6">
          <table:table-cell table:style-name="ce2" office:value-type="string">
            <text:p>SYNCHRONIZE SUBSCRIPTIONS JOB – <text:span text:style-name="T1">invalidateUnacces</text:span><text:span text:style-name="T1">ibleSubscriptions</text:span><text:span text:style-name="T1">()</text:span></text:p>
          </table:table-cell>
          <table:table-cell table:style-name="ce5" office:value-type="string">
            <text:p>X</text:p>
          </table:table-cell>
          <table:table-cell table:style-name="ce5" office:value-type="string">
            <text:p>F) UPDATE SUBSCRIPTION/UPDATE SUBSCRIPTION</text:p>
          </table:table-cell>
          <table:table-cell table:style-name="ce2" office:value-type="string">
            <text:p>E) INSERT EVENT/UPDATE SUBSCRIPTION</text:p>
          </table:table-cell>
          <table:table-cell table:style-name="ce2" office:value-type="string">
            <text:p>UPDATE EVENT/DELETE SUBSCRIPTION – this shoul not occur concurrently, TODO: chain jobs</text:p>
          </table:table-cell>
          <table:table-cell table:style-name="ce5" office:value-type="string">
            <text:p>DO NOT RUN CONCURRENTLY</text:p>
          </table:table-cell>
          <table:table-cell table:style-name="ce5" office:value-type="string">
            <text:p>?</text:p>
          </table:table-cell>
          <table:table-cell table:number-columns-repeated="1017"/>
        </table:table-row>
        <table:table-row table:style-name="ro7">
          <table:table-cell table:style-name="ce2" office:value-type="string">
            <text:p>SYNCHRONIZE PUBLISHERS JOB</text:p>
          </table:table-cell>
          <table:table-cell table:style-name="ce5" office:value-type="string">
            <text:p>X</text:p>
          </table:table-cell>
          <table:table-cell table:style-name="ce5" office:value-type="string">
            <text:p>DELETE SUBSCRIPTION/DELETE PUBLISHER</text:p>
          </table:table-cell>
          <table:table-cell table:style-name="ce5" office:value-type="string">
            <text:p>INSERT EVENT/DELETE PUBLISHER</text:p>
          </table:table-cell>
          <table:table-cell table:style-name="ce2" office:value-type="string">
            <text:p>UPDATE EVENT/DELETE PUBLISHE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X</text:p>
          </table:table-cell>
          <table:table-cell table:number-columns-repeated="1017"/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2"/>
          <table:table-cell table:style-name="ce5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>
            <text:p>CRUD OPERATIONS</text:p>
          </table:table-cell>
          <table:table-cell table:number-columns-repeated="1023"/>
        </table:table-row>
        <table:table-row table:style-name="ro3">
          <table:table-cell office:value-type="string">
            <text:p>SUBSCRIBE</text:p>
          </table:table-cell>
          <table:table-cell table:style-name="ce2" office:value-type="string">
            <text:p>insert subscriber,publisher,subscription</text:p>
          </table:table-cell>
          <table:table-cell table:number-columns-repeated="1022"/>
        </table:table-row>
        <table:table-row table:style-name="ro1">
          <table:table-cell office:value-type="string">
            <text:p>UNSUBSCRIBE</text:p>
          </table:table-cell>
          <table:table-cell office:value-type="string">
            <text:p>update subscription, </text:p>
          </table:table-cell>
          <table:table-cell table:number-columns-repeated="1022"/>
        </table:table-row>
        <table:table-row table:style-name="ro1">
          <table:table-cell office:value-type="string">
            <text:p>PUBLISH</text:p>
          </table:table-cell>
          <table:table-cell office:value-type="string">
            <text:p>insert event,attribute and possibly update event – obsolete</text:p>
          </table:table-cell>
          <table:table-cell table:number-columns-repeated="1022"/>
        </table:table-row>
        <table:table-row table:style-name="ro1">
          <table:table-cell office:value-type="string">
            <text:p>NOTIFY</text:p>
          </table:table-cell>
          <table:table-cell office:value-type="string">
            <text:p>update notification, update subscription</text:p>
          </table:table-cell>
          <table:table-cell table:number-columns-repeated="1022"/>
        </table:table-row>
        <table:table-row table:style-name="ro8">
          <table:table-cell table:style-name="ce2" office:value-type="string">
            <text:p>SYNCHRONIZE SUBSCRIPTIONS JOB</text:p>
          </table:table-cell>
          <table:table-cell office:value-type="string">
            <text:p>delete subscription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SYNCHRONIZE PUBLISHERS JOB</text:p>
          </table:table-cell>
          <table:table-cell office:value-type="string">
            <text:p>delete publish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st cases:</text:p>
          </table:table-cell>
          <table:table-cell table:number-columns-repeated="1023"/>
        </table:table-row>
        <table:table-row table:style-name="ro3">
          <table:table-cell office:value-type="string">
            <text:p>A) siehe <text:span text:style-name="T2">NotificationServi</text:span><text:span text:style-name="T2">ceConcurrencyTest</text:span><text:span text:style-name="T2">NG</text:span></text:p>
          </table:table-cell>
          <table:table-cell table:number-columns-repeated="1023"/>
        </table:table-row>
        <table:table-row table:style-name="ro3">
          <table:table-cell office:value-type="string">
            <text:p>B) <text:span text:style-name="T2">NotificationServi</text:span><text:span text:style-name="T2">ceConcurrencyTest</text:span><text:span text:style-name="T2">NG</text:span></text:p>
          </table:table-cell>
          <table:table-cell table:number-columns-repeated="1023"/>
        </table:table-row>
        <table:table-row table:style-name="ro3">
          <table:table-cell office:value-type="string">
            <text:p>C) <text:span text:style-name="T2">NotificationServi</text:span><text:span text:style-name="T2">ceConcurrencyTest</text:span><text:span text:style-name="T2">NG</text:span></text:p>
          </table:table-cell>
          <table:table-cell table:number-columns-repeated="1023"/>
        </table:table-row>
        <table:table-row table:style-name="ro3">
          <table:table-cell office:value-type="string">
            <text:p>D) <text:span text:style-name="T2">NotificationServi</text:span><text:span text:style-name="T2">ceConcurrencyTest</text:span><text:span text:style-name="T2">NG</text:span></text:p>
          </table:table-cell>
          <table:table-cell table:number-columns-repeated="1023"/>
        </table:table-row>
        <table:table-row table:style-name="ro3">
          <table:table-cell office:value-type="string">
            <text:p>E) siehe <text:span text:style-name="T2">NotificationConcu</text:span><text:span text:style-name="T2">rrencyInvalidateS</text:span><text:span text:style-name="T2">ubscriptionNGTest</text:span></text:p>
          </table:table-cell>
          <table:table-cell table:number-columns-repeated="1023"/>
        </table:table-row>
        <table:table-row table:style-name="ro3">
          <table:table-cell office:value-type="string">
            <text:p>F) <text:span text:style-name="T2">NotificationConcu</text:span><text:span text:style-name="T2">rrencyInvalidateS</text:span><text:span text:style-name="T2">ubscriptionNGTest</text:span></text:p>
          </table:table-cell>
          <table:table-cell table:number-columns-repeated="1023"/>
        </table:table-row>
        <table:table-row table:style-name="ro1">
          <table:table-cell office:value-type="string">
            <text:p>G)</text:p>
          </table:table-cell>
          <table:table-cell table:number-columns-repeated="1023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 table:print="false">
        <table:table-column table:style-name="co8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 table:print="false">
        <table:table-column table:style-name="co8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5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CH">
      <number:day number:style="long"/>
      <number:text>. </number:text>
      <number:month number:textual="true"/>
    </number:date-style>
    <number:date-style style:name="N5108" number:language="de" number:country="CH">
      <number:month number:textual="true"/>
      <number:text> </number:text>
      <number:year/>
    </number:date-style>
    <number:time-style style:name="N5109" number:language="de" number:country="CH">
      <number:hours/>
      <number:text>:</number:text>
      <number:minutes number:style="long"/>
      <number:text> </number:text>
      <number:am-pm/>
    </number:time-style>
    <number:time-style style:name="N5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CH">
      <number:text>SFr. </number:text>
      <number:number number:decimal-places="0" number:min-integer-digits="1" number:grouping="true"/>
    </number:number-style>
    <number:number-style style:name="N5113" number:language="de" number:country="CH">
      <number:text>SFr. 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de" number:country="CH">
      <number:text>SFr. </number:text>
      <number:number number:decimal-places="0" number:min-integer-digits="1" number:grouping="true"/>
    </number:number-style>
    <number:number-style style:name="N5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4P0"/>
    </number:number-style>
    <number:number-style style:name="N5116P0" style:volatile="true" number:language="de" number:country="CH">
      <number:text>SFr. </number:text>
      <number:number number:decimal-places="2" number:min-integer-digits="1" number:grouping="true"/>
    </number:number-style>
    <number:number-style style:name="N5116" number:language="de" number:country="CH">
      <number:text>SFr. -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de" number:country="CH">
      <number:text>SFr. </number:text>
      <number:number number:decimal-places="2" number:min-integer-digits="1" number:grouping="true"/>
    </number:number-style>
    <number:number-style style:name="N5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7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4.05.2012</text:date>, <text:time>10:07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nislav Balaz</meta:initial-creator>
    <meta:creation-date>2012-03-27T17:35:37</meta:creation-date>
    <dc:creator>Lavinia Dumitrescu</dc:creator>
    <dc:date>2012-05-04T10:07:31.09</dc:date>
    <meta:print-date>2012-05-02T12:08:25</meta:print-date>
    <meta:editing-cycles>10</meta:editing-cycles>
    <meta:editing-duration>PT08H50M57S</meta:editing-duration>
    <meta:generator>OpenOffice.org/3.2$Win32 OpenOffice.org_project/320m18$Build-9502</meta:generator>
    <meta:document-statistic meta:table-count="3" meta:cell-count="71" meta:object-count="0"/>
  </office:meta>
</office:document-meta>
</file>